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Arial1" fo:font-size="7pt"/>
    </style:style>
    <style:style style:name="P3" style:family="paragraph" style:parent-style-name="Text_20_body">
      <style:paragraph-properties fo:margin-top="0cm" fo:margin-bottom="0cm"/>
      <style:text-properties style:font-name="Arial1" fo:font-size="7pt" fo:language="fr" fo:country="CH"/>
    </style:style>
    <style:style style:name="P4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1" style:family="paragraph" style:parent-style-name="Text_20_body">
      <style:paragraph-properties fo:margin-top="0cm" fo:margin-bottom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>
        <style:tab-stops>
          <style:tab-stop style:position="9.049cm"/>
        </style:tab-stops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20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Arial" fo:font-size="11pt" style:font-size-asian="11pt" style:font-size-complex="11pt"/>
    </style:style>
    <style:style style:name="P22" style:family="paragraph" style:parent-style-name="Frame_20_contents">
      <style:text-properties style:font-name="Arial" fo:font-size="11pt" style:font-size-asian="11pt" style:font-size-complex="11pt"/>
    </style:style>
    <style:style style:name="P23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24" style:family="paragraph" style:parent-style-name="Text_20_body">
      <style:paragraph-properties fo:margin-top="0cm" fo:margin-bottom="0cm" fo:line-height="100%" fo:break-before="page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1" fo:font-size="7pt"/>
    </style:style>
    <style:style style:name="T2" style:family="text">
      <style:text-properties style:font-name="Arial1" fo:font-size="7pt" fo:font-weight="bold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span text:style-name="T7">[Mandant.Titel] [Mandant.Vorname] [Mandant.Name]</text:span><text:span text:style-name="T6"> </text:span></text:p>
      <text:p text:style-name="P18"><text:tab/><text:tab/>Facharzt für [Mandant.TarmedSpezialität]</text:p>
      <text:p text:style-name="P18"><text:tab/><text:tab/>EAN [Mandant.EAN]</text:p>
      <text:p text:style-name="P18"><text:tab/><text:tab/>ZSR-Nr. [Mandant.KSK]</text:p>
      <text:p text:style-name="P20"><draw:frame draw:style-name="fr1" draw:name="Rahmen2" text:anchor-type="char" svg:x="0.079cm" svg:y="0.289cm" svg:width="6.78cm" svg:height="3.425cm" draw:z-index="0"><draw:text-box><text:p text:style-name="P22">[Adressat.Anschrift]</text:p></draw:text-box></draw:frame></text:p>
      <text:p text:style-name="P18"><text:tab/><text:tab/>[Mandant.Strasse]</text:p>
      <text:p text:style-name="P18"><text:tab/><text:tab/>[Mandant.Plz] [Mandant.Ort]</text:p>
      <text:p text:style-name="P7"><text:tab/><text:tab/>[Mandant.E-Mail]</text:p>
      <text:p text:style-name="P16"><text:tab/><text:tab/>Tel. [Mandant.Telefon1]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[Mandant.Ort], [Datum.heute]</text:p>
      <text:p text:style-name="P13"/>
      <text:p text:style-name="P13"/>
      <text:p text:style-name="P13"/>
      <text:p text:style-name="P12">Überweisung</text:p>
      <text:p text:style-name="P13"/>
      <text:p text:style-name="P13"/>
      <text:p text:style-name="P13"/>
      <text:p text:style-name="P11">[Patient:mw:Herr/Frau] [Patient.Vorname] [Patient.Name] ([Patient.Geschlecht]), [Patient.Geburtsdatum]</text:p>
      <text:p text:style-name="P17">[Patient.Strasse], [Patient.Plz] [Patient.Ort]</text:p>
      <text:p text:style-name="P21">Tel1 [Patient.Telefon1], Tel2 [Patient.Telefon2], Mobil [Patient.Natel], E-Mail [Patient.E-Mail]</text:p>
      <text:p text:style-name="P15"/>
      <text:p text:style-name="P15"/>
      <text:p text:style-name="P8">Sehr [Adressat:mw:geehrter Herr Dr./geehrte Frau Dr.] [Adressat.Name]</text:p>
      <text:p text:style-name="P13"/>
      <text:p text:style-name="P8">Gerne überweise ich Ihnen [Patient:mw:obengenannten Patienten/obengenannte Patientin] zur fachärztlichen Untersuchung.</text:p>
      <text:p text:style-name="P13"/>
      <text:p text:style-name="P9">Aktuelles Problem:</text:p>
      <text:p text:style-name="P6"/>
      <text:p text:style-name="P6"/>
      <text:p text:style-name="P10">Verlaufseintrag:</text:p>
      <text:p text:style-name="P6">[Konsultation.Eintrag]</text:p>
      <text:p text:style-name="P6"/>
      <text:p text:style-name="P10">Persönliche Anamnese</text:p>
      <text:p text:style-name="P6">[Patient.PersAnamnese] </text:p>
      <text:p text:style-name="P6"/>
      <text:p text:style-name="P10">Diagnose </text:p>
      <text:p text:style-name="P6">[Patient.Diagnosen]</text:p>
      <text:p text:style-name="P6"/>
      <text:p text:style-name="P10">Allergien</text:p>
      <text:p text:style-name="P6">[Patient.Allergien]</text:p>
      <text:p text:style-name="P6"/>
      <text:p text:style-name="P10"><text:soft-page-break/>Medikation</text:p>
      <text:p text:style-name="P6">[Patient.Medikation]</text:p>
      <text:p text:style-name="P6"/>
      <text:p text:style-name="P6"/>
      <text:p text:style-name="P6">Freundliche Grüsse</text:p>
      <text:p text:style-name="P19"/>
      <text:p text:style-name="P17"/>
      <text:p text:style-name="P17">[Mandant.Titel] [Mandant.Vorname] [Mandant.Name]</text:p>
      <text:p text:style-name="P17">Facharzt für [Mandant.TarmedSpezialität]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</style:style>
    <style:style style:name="MP2" style:family="paragraph" style:parent-style-name="Text_20_body">
      <style:paragraph-properties fo:margin-top="0cm" fo:margin-bottom="0cm"/>
      <style:text-properties style:font-name="Arial1" fo:font-size="7pt" fo:language="fr" fo:country="CH"/>
    </style:style>
    <style:style style:name="MP3" style:family="paragraph" style:parent-style-name="Text_20_body">
      <style:paragraph-properties fo:margin-top="0cm" fo:margin-bottom="0cm"/>
      <style:text-properties style:font-name="Arial1" fo:font-size="7pt"/>
    </style:style>
    <style:style style:name="MP4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style:font-name="Arial1" fo:font-size="7pt" fo:font-weight="bold"/>
    </style:style>
    <style:style style:name="MT2" style:family="text">
      <style:text-properties style:font-name="Arial1" fo:font-size="7pt"/>
    </style:style>
    <style:style style:name="MT3" style:family="text">
      <style:text-properties fo:font-weight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font-name="Arial1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 style:next-style-name="Left_20_Page">
      <style:header>
        <text:p text:style-name="Header"/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>
      <style:header>
        <text:p text:style-name="MP1"><text:span text:style-name="MT1">[Mandant.Titel] [Mandant.Vorname] [Mandant.Name]</text:span><text:span text:style-name="MT2">, Facharzt für [Mandant.TarmedSpezialität]</text:span></text:p>
        <text:p text:style-name="MP2">[Mandant.Strasse], [Mandant.Plz] [Mandant.Ort]</text:p>
        <text:p text:style-name="MP3">Tel [Mandant.Telefon1], E-Mail [Mandant.E-Mail], EAN [Mandant.EAN], ZSR-Nr. [Mandant.KSK]</text:p>
      </style:header>
      <style:footer>
        <text:p text:style-name="MP4"><text:span text:style-name="MT3">[Patient.Vorname] [Patient.Name] ([Patient.Geschlecht]), [Patient.Geburtsdatu</text:span><text:span text:style-name="MT4">m],</text:span> [Patient.Strasse], [Patient.Plz] [Patient.Ort]</text:p>
        <text:p text:style-name="MP4">Tel1 [Patient.Telefon1], Tel2 [Patient.Telefon2], Natel [Patient.Natel], E-Mail [Patient.E-Mail]</text:p>
        <text:p text:style-name="MP5"><text:span text:style-name="MT5">Seite </text:span><text:span text:style-name="MT5"><text:page-number text:select-page="current"/></text:span><text:span text:style-name="MT5"> /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9-09T11:38:37</meta:creation-date>
    <dc:date>2020-10-14T15:11:00.06</dc:date>
    <dc:creator>Leon Mosimann</dc:creator>
    <meta:editing-duration>PT3H6M28S</meta:editing-duration>
    <meta:editing-cycles>20</meta:editing-cycles>
    <meta:generator>OpenOffice/4.1.7$Win32 OpenOffice.org_project/417m1$Build-9800</meta:generator>
    <meta:document-statistic meta:table-count="0" meta:image-count="0" meta:object-count="0" meta:page-count="4" meta:paragraph-count="36" meta:word-count="108" meta:character-count="1465"/>
  </office:meta>
</office:document-meta>
</file>